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ffdb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le system structure</text:p>
      <text:p text:style-name="Standard"/>
      <text:p text:style-name="Standard">Why are disks the preferred secondary storage media?</text:p>
      <text:list xml:id="list19986424831" text:style-name="L1">
        <text:list-item>
          <text:p text:style-name="P3">A disk can be rewritten in place</text:p>
        </text:list-item>
        <text:list-item>
          <text:p text:style-name="P3">A disk can <text:span text:style-name="T1">directly</text:span> access any block of information it contains. It is simple to access any file sequentially or randomly</text:p>
        </text:list-item>
      </text:list>
      <text:p text:style-name="Standard"/>
      <text:p text:style-name="P1">Block</text:p>
      <text:p text:style-name="Standard">Basic unit of transfer of data between disk and memory. IO transfer is done in terms of blocks for the sake of efficiency. Each block has one or more sectors. The size of a sector is varies from 32 to 4k bytes</text:p>
      <text:p text:style-name="Standard"/>
      <text:p text:style-name="P1">File system</text:p>
      <text:p text:style-name="Standard">Provides the structure for storage of data in a secondary device. They provide efficient and convenient access to the disk by allowing data to be stored, located and retrieved easily.</text:p>
      <text:p text:style-name="Standard"/>
      <text:p text:style-name="P1">Main design issues</text:p>
      <text:list xml:id="list1131229330" text:style-name="L2">
        <text:list-item>
          <text:p text:style-name="P4">Defining how the file system should look to the user. This involves defining </text:p>
          <text:list>
            <text:list-item>
              <text:p text:style-name="P4">A file and its attributes, </text:p>
            </text:list-item>
            <text:list-item>
              <text:p text:style-name="P4">The operations allowed on a file </text:p>
            </text:list-item>
            <text:list-item>
              <text:p text:style-name="P4">The directory structure for organizing files.</text:p>
            </text:list-item>
          </text:list>
        </text:list-item>
        <text:list-item>
          <text:p text:style-name="P4">Creating algorithms and data structures to map the logical file system onto the physical secondary storage devices</text:p>
        </text:list-item>
      </text:list>
      <text:p text:style-name="Standard"/>
      <text:p text:style-name="P1">Device driver?</text:p>
      <text:p text:style-name="Standard">System software, part of operating system which converts high-level IO commands like “retrieve block 123” to low level hardware specific instructions understandable by the specific IO controller. It does this by writing specific bit patterns to special locations in the IO controller memory.</text:p>
      <text:p text:style-name="Standard"/>
      <text:p text:style-name="P1">Logical layers of the file system</text:p>
      <table:table table:name="Table2" table:style-name="Table2">
        <table:table-column table:style-name="Table2.A" table:number-columns-repeated="3"/>
        <table:table-column table:style-name="Table2.D"/>
        <table:table-row>
          <table:table-cell table:style-name="Table2.A1" office:value-type="string">
            <text:p text:style-name="Table_20_Contents">Layer</text:p>
          </table:table-cell>
          <table:table-cell table:style-name="Table2.A1" office:value-type="string">
            <text:p text:style-name="Table_20_Contents">Input</text:p>
          </table:table-cell>
          <table:table-cell table:style-name="Table2.A1" office:value-type="string">
            <text:p text:style-name="Table_20_Contents">Output</text:p>
          </table:table-cell>
          <table:table-cell table:style-name="Table2.D1" office:value-type="string">
            <text:p text:style-name="Table_20_Contents">Data structure used</text:p>
          </table:table-cell>
        </table:table-row>
        <table:table-row>
          <table:table-cell table:style-name="Table2.A2" office:value-type="string">
            <text:p text:style-name="Table_20_Contents">Application</text:p>
          </table:table-cell>
          <table:table-cell table:style-name="Table2.A2" office:value-type="string">
            <text:p text:style-name="Table_20_Contents">NA</text:p>
          </table:table-cell>
          <table:table-cell table:style-name="Table2.A2" office:value-type="string">
            <text:p text:style-name="Table_20_Contents">NA</text:p>
          </table:table-cell>
          <table:table-cell table:style-name="Table2.D2" office:value-type="string">
            <text:p text:style-name="Table_20_Contents">NA</text:p>
          </table:table-cell>
        </table:table-row>
        <table:table-row>
          <table:table-cell table:style-name="Table2.A2" office:value-type="string">
            <text:p text:style-name="Table_20_Contents">Logical file system</text:p>
          </table:table-cell>
          <table:table-cell table:style-name="Table2.A2" office:value-type="string">
            <text:p text:style-name="Table_20_Contents">Mnemonic name of the file and</text:p>
            <text:p text:style-name="Table_20_Contents">Operation to be preformed</text:p>
          </table:table-cell>
          <table:table-cell table:style-name="Table2.A2" office:value-type="string">
            <text:p text:style-name="Table_20_Contents">Logical file location(Inode number)</text:p>
            <text:p text:style-name="Table_20_Contents">Operation to be performed</text:p>
          </table:table-cell>
          <table:table-cell table:style-name="Table2.D2" office:value-type="string">
            <text:p text:style-name="Table_20_Contents">Relevant directory structures</text:p>
          </table:table-cell>
        </table:table-row>
        <table:table-row>
          <table:table-cell table:style-name="Table2.A2" office:value-type="string">
            <text:p text:style-name="Table_20_Contents">File organization module</text:p>
          </table:table-cell>
          <table:table-cell table:style-name="Table2.A2" office:value-type="string">
            <text:p text:style-name="Table_20_Contents">Logical file location(Inode number) and</text:p>
            <text:p text:style-name="Table_20_Contents">Operation to be performed</text:p>
          </table:table-cell>
          <table:table-cell table:style-name="Table2.A2" office:value-type="string">
            <text:p text:style-name="Table_20_Contents">Physical block numbers of the file</text:p>
            <text:p text:style-name="Table_20_Contents">Operation to be performed</text:p>
          </table:table-cell>
          <table:table-cell table:style-name="Table2.D2" office:value-type="string">
            <text:p text:style-name="Table_20_Contents">File control block of the particular file</text:p>
          </table:table-cell>
        </table:table-row>
        <table:table-row>
          <table:table-cell table:style-name="Table2.A2" office:value-type="string">
            <text:p text:style-name="Table_20_Contents">Basic file system</text:p>
          </table:table-cell>
          <table:table-cell table:style-name="Table2.A2" office:value-type="string">
            <text:p text:style-name="Table_20_Contents">Physical block numbers of the file and</text:p>
            <text:p text:style-name="Table_20_Contents">Operation to be performed</text:p>
          </table:table-cell>
          <table:table-cell table:style-name="Table2.A2" office:value-type="string">
            <text:p text:style-name="Table_20_Contents">Invokes suitable interface of the device driver to perform the operation</text:p>
          </table:table-cell>
          <table:table-cell table:style-name="Table2.D2" office:value-type="string">
            <text:p text:style-name="Table_20_Contents">NA</text:p>
          </table:table-cell>
        </table:table-row>
        <table:table-row>
          <table:table-cell table:style-name="Table2.A2" office:value-type="string">
            <text:p text:style-name="Table_20_Contents">IO control</text:p>
          </table:table-cell>
          <table:table-cell table:style-name="Table2.A2" table:number-columns-spanned="2" office:value-type="string">
            <text:p text:style-name="Table_20_Contents">Handles transfers between disk and memory</text:p>
          </table:table-cell>
          <table:covered-table-cell/>
          <table:table-cell table:style-name="Table2.D2" office:value-type="string">
            <text:p text:style-name="Table_20_Contents">NA</text:p>
          </table:table-cell>
        </table:table-row>
      </table:table>
      <text:p text:style-name="P1"/>
      <text:p text:style-name="Standard"/>
      <text:p text:style-name="P1">Advantages of a layered file system</text:p>
      <text:p text:style-name="Standard"><text:soft-page-break/>Duplications of code is minimized. The IO control and sometimes the basic file system code can be used by multiple file systems. Each of these file systems have their own file organization module and logical file system</text:p>
      <text:p text:style-name="Standard"/>
      <text:p text:style-name="P1">Disadvantages of layered file system</text:p>
      <text:p text:style-name="Standard">Can increase operating system overhead resulting in decreased performance</text:p>
      <text:p text:style-name="Standard"/>
      <text:p text:style-name="P1">Virtual file system</text:p>
      <text:list xml:id="list1913273695" text:style-name="L3">
        <text:list-item>
          <text:p text:style-name="P5">In systems containing multiple file systems the layered approach reduces duplication in the code by enabling different file systems to use the same basic file system and implement only the logical and file organization module to suit the specific requirements of multiple file systems.</text:p>
        </text:list-item>
        <text:list-item>
          <text:p text:style-name="P5">In practice such a system is not practical as applications would need to implement multiple ways of interacting with the different file systems.</text:p>
        </text:list-item>
        <text:list-item>
          <text:p text:style-name="P5">The virtual file system is a layer above the different specific file system interfaces which provides a common interface for applications to interact with different file system. The different file systems may even be remote one<text:span text:style-name="T2">s</text:span> served through NFS.</text:p>
        </text:list-item>
        <text:list-item>
          <text:p text:style-name="P5">Conceptually the VFS maps the common interface functionality to file system specific interfaces for multiple file systems</text:p>
        </text:list-item>
        <text:list-item>
          <text:p text:style-name="P5">Conceptually VFS introduces a layer of indirection in the file system implementation. In many ways, it is similar to object-oriented programming techniques. System calls can be made generically (independent of file system type). Each file system type provides its function calls and data structures to the VFS layer. A system call is translated into the proper specific functions for the target file system at the VFS layer. The calling program has no file-system-specific code, and the upper levels of the system call structures likewise are file system-independent. The translation at the VFS layer turns these generic calls into file -system-specific operation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4-24T17:44:22</meta:creation-date>
    <dc:date>2013-01-03T17:04:09</dc:date>
    <dc:creator>Kempa </dc:creator>
    <meta:editing-duration>PT3H12M28S</meta:editing-duration>
    <meta:editing-cycles>32</meta:editing-cycles>
    <meta:generator>LibreOffice/3.6$Linux_x86 LibreOffice_project/360m1$Build-2</meta:generator>
    <meta:document-statistic meta:table-count="1" meta:image-count="0" meta:object-count="0" meta:page-count="2" meta:paragraph-count="55" meta:word-count="609" meta:character-count="3753" meta:non-whitespace-character-count="3207"/>
  </office:meta>
</office:document-meta>
</file>